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ModuleDescriptorModel.getRootIvy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Model.getDependencyConfs( String org , String name , String branch , String rev , Map otherAtts , String qualifier , StringBuffer base , int arrow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vyModuleDescriptorModel.listDependencyTokenValues( String att , Map otherAtt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vyModuleDescriptorModel.replaceToken( Map otherAttValues , String oldToken , String new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ModuleDescriptorModel.getValuesfor( IvyTagAttribute att , IvyFile iv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Model.newIvyFile( String name , String content , int document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Model.IvyModuleDescriptorModel( IvyModelSettings settings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">
            <text:p text:style-name="Table_20_Contents">1</text:p>
          </table:table-cell>
          <table:table-cell office:value-type="float" office:value="600">
            <text:p text:style-name="Table_20_Contents">600</text:p>
          </table:table-cell>
        </table:table-row>
        <table:table-row>
          <table:table-cell office:value-type="string">
            <text:p text:style-name="Table_20_Contents">IvyModuleDescriptorModel.getPossibleValuesForAttribute( String att , IvyFile ivy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ModuleDescriptorModel.listDependencyTokenValues( String att , IvyFile ivy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ModuleDescriptorModel.getMasterConfs( IvyFile ivyFile , String qualifier , StringBuffer base , int arrow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ModuleDescriptorModel.standardiseDependencyAttribute( String at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